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90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レンダリング名</text:p>
          </table:table-cell>
          <table:table-cell office:value-type="string" calcext:value-type="string">
            <text:p>シーケンスチェック</text:p>
          </table:table-cell>
          <table:table-cell office:value-type="string" calcext:value-type="string">
            <text:p>モーションチェック</text:p>
          </table:table-cell>
          <table:table-cell office:value-type="string" calcext:value-type="string">
            <text:p>AEタッチチェック</text:p>
          </table:table-cell>
          <table:table-cell office:value-type="string" calcext:value-type="string">
            <text:p>ＡＥ完了チェック</text:p>
          </table:table-cell>
          <table:table-cell office:value-type="string" calcext:value-type="string">
            <text:p>メモ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t004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4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A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B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B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羽ばたき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05-B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C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C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D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D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E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E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F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F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A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6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指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06-A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B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6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7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8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9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0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0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1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1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剣の動き？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11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3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3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指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13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4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4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0-1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1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3"/>
          <table:table-cell table:style-name="ce3" table:number-columns-repeated="1018"/>
        </table:table-row>
        <table:table-row table:style-name="ro1">
          <table:table-cell office:value-type="string" calcext:value-type="string">
            <text:p>cut031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2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3"/>
          <table:table-cell table:style-name="ce3" table:number-columns-repeated="1018"/>
        </table:table-row>
        <table:table-row table:style-name="ro1">
          <table:table-cell office:value-type="string" calcext:value-type="string">
            <text:p>cut032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chara_.tga</text:p>
          </table:table-cell>
          <table:table-cell office:value-type="string" calcext:value-type="string">
            <text:p>✓</text:p>
          </table:table-cell>
          <table:table-cell table:style-name="ce6"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32_nina_Pencil+4 line_.tga</text:p>
          </table:table-cell>
          <table:table-cell office:value-type="string" calcext:value-type="string">
            <text:p>✓</text:p>
          </table:table-cell>
          <table:table-cell table:style-name="ce6"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32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A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B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cket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cket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effect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C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C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バックの岩削除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33-C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rocket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rocket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C_effect_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C_effect_B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4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4_BG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5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5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6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6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マフラーめり込み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38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ick_Pencil_c0</text:p>
            <text:p>liza_Pencil_c0</text:p>
            <text:p>nina_Pencil_c0</text:p>
            <text:p>robo&amp;juna_Pencil_c0</text:p>
            <text:p>dragon_Pencil_c0</text:p>
          </table:table-cell>
          <table:table-cell table:number-columns-repeated="1023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00/00/00</text:date>, <text:time style:data-style-name="N2" text:time-value="12:11:13.34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17:33.848000000</meta:creation-date>
    <dc:date>2020-02-17T20:09:09.656000000</dc:date>
    <meta:editing-duration>PT8H53M46S</meta:editing-duration>
    <meta:editing-cycles>11</meta:editing-cycles>
    <meta:generator>LibreOffice/6.2.2.2$Windows_X86_64 LibreOffice_project/2b840030fec2aae0fd2658d8d4f9548af4e3518d</meta:generator>
    <meta:document-statistic meta:table-count="1" meta:cell-count="793" meta:object-count="0"/>
  </office:meta>
</office:document-meta>
</file>